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8pt" style:font-size-asian="8pt" style:font-size-complex="8pt"/>
    </style:style>
    <style:style style:name="P4" style:family="paragraph" style:parent-style-name="Title" style:master-page-name="Standard">
      <style:paragraph-properties style:page-number="auto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bold" style:font-size-asian="10pt" style:font-weight-asian="bold" style:font-size-complex="10pt"/>
    </style:style>
    <style:style style:name="T4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1a6bsdnqfsxf"/><text:span text:style-name="T1">Traffic Violations</text:span></text:p>
      <text:p text:style-name="P1"/>
      <text:p text:style-name="Standard"><text:span text:style-name="T3">Hypothesis: <text:s/></text:span><text:span text:style-name="T2">Accident frequency can be predicted for automobiles based on their color and the month of the year.</text:span></text:p>
      <text:p text:style-name="P1"/>
      <text:p text:style-name="P1"/>
      <text:p text:style-name="P2"><text:span text:style-name="T2">EDA</text:span></text:p>
      <text:p text:style-name="Standard"><text:span text:style-name="T2"><text:s text:c="2"/></text:span></text:p>
      <text:p text:style-name="Standard"><text:span text:style-name="T2">-Can accidents be predicted based on the month?</text:span></text:p>
      <text:p text:style-name="P1"/>
      <text:p text:style-name="Standard"><text:span text:style-name="T2">-Is there a connection between certain colors of automobiles being in more accidents due to their color, or is it more a popularity of that color leading to more of them to have more accidents? <text:s/>Percent out of total of that color only in accidents, may give most accurate analysis here. <text:s/></text:span></text:p>
      <text:p text:style-name="Standard"><text:span text:style-name="T2"/></text:p>
      <text:p text:style-name="Standard"><text:span text:style-name="T2">-Can a recommendation be made on certain colors being safer automobiles?</text:span></text:p>
      <text:p text:style-name="Standard"><text:span text:style-name="T2"/></text:p>
      <text:p text:style-name="Standard"><text:span text:style-name="T2">-What caused the year 2017 to have more accidents?</text:span></text:p>
      <text:p text:style-name="Standard"><text:span text:style-name="T2"/></text:p>
      <text:p text:style-name="Standard"><text:span text:style-name="T2">- How significantly did alcohol affect the amount of accidents? <text:s/></text:span></text:p>
      <text:p text:style-name="P1"/>
      <text:p text:style-name="P1">Future questions - Can accidents be predicted based on the day of the week (weekday, weekend)?</text:p>
      <text:p text:style-name="P1">Can conclusions be made that driving a certain color car on a certain day of the week is more likely to get in an accident vs other car colors?</text:p>
      <text:p text:style-name="P1"/>
      <text:p text:style-name="Standard"><text:span text:style-name="T3">Problem Solving Outline:</text:span></text:p>
      <text:p text:style-name="P1"/>
      <text:p text:style-name="Standard"><text:span text:style-name="T2">Columns to be used will be; VehicleType, Color, Date of Stop, Accident</text:span></text:p>
      <text:p text:style-name="P1"/>
      <text:p text:style-name="Standard"><text:span text:style-name="T2">Using the rows that all had 'Yes', identify all types of vehicles listed in the 'Vehicle Type' and their value_counts. <text:s/>Decided to only include 4 wheeled as this is the market we are looking at.</text:span></text:p>
      <text:p text:style-name="P1"/>
      <text:p text:style-name="Standard"><text:span text:style-name="T2">Identify if there are any <text:s/>‘null’ values for ‘Color’, in the ‘02 Automobile’ category. <text:s/>Eliminated those.</text:span></text:p>
      <text:p text:style-name="P1"/>
      <text:p text:style-name="Standard"><text:span text:style-name="T2">Access only ‘yes’, for being in an accident. Access only ‘no’, for being in an accident. </text:span></text:p>
      <text:p text:style-name="P1"/>
      <text:p text:style-name="Standard"><text:span text:style-name="T2">Identify all colors in this study. <text:s/>Noticed 24 colors were identified in accidents, vs. <text:s/>26 showing up not in accidents. <text:s/>Eliminate the bottom rung of low producing statistics as they may not be relevant. <text:s/></text:span></text:p>
      <text:p text:style-name="P1"/>
      <text:p text:style-name="Standard"><text:span text:style-name="T2">Create a deliverable to show number of accidents in each color automobile, broken down by day of the week; time-series plot.</text:span></text:p>
      <text:p text:style-name="P1"/>
      <text:p text:style-name="Standard"><text:span text:style-name="T3">Clients:</text:span></text:p>
      <text:p text:style-name="Standard"><text:span text:style-name="T2">The clients would be car dealerships, manufacturers, and auto insurance agencies. <text:s/></text:span></text:p>
      <text:p text:style-name="Standard"><text:span text:style-name="T2">Dealerships can use this data to change up their inventories to reflect selling safer vehicles, and based on their area statistics, to boost sales numbers. <text:s/></text:span></text:p>
      <text:p text:style-name="Standard"><text:span text:style-name="T2">Auto manufacturers can use this data for designing future body styles and colors. <text:s/></text:span></text:p>
      <text:p text:style-name="Standard"><text:span text:style-name="T2">Insurance companies can have data to back up rates that are higher or lower on certain vehicles. <text:s/></text:span></text:p>
      <text:p text:style-name="P1"/>
      <text:p text:style-name="Standard"><text:soft-page-break/><text:span text:style-name="T3">Data:</text:span></text:p>
      <text:p text:style-name="Standard"><text:a xlink:type="simple" xlink:href="https://data.montgomerycountymd.gov/Public-Safety/Traffic-Violations/4mse-ku6q"><text:span text:style-name="T4">https://data.montgomerycountymd.gov/Public-Safety/Traffic-Violations/4mse-ku6q</text:span></text:a></text:p>
      <text:p text:style-name="Standard"><text:span text:style-name="T2">Traffic Violations in Montgomery County, Maryland</text:span></text:p>
      <text:p text:style-name="P1"/>
      <text:p text:style-name="Standard"><text:span text:style-name="T3">Deliverables:</text:span></text:p>
      <text:p text:style-name="Standard"><text:span text:style-name="T2"># of total of that vehicle type <text:s text:c="2"/>vs. <text:s text:c="2"/># of each color <text:s text:c="2"/>vs. <text:s text:c="2"/># in accidents broken down by color</text:span></text:p>
      <text:p text:style-name="Standard"><text:span text:style-name="T2">A Pandas DataFrame of accident outcomes for each color by percentage.</text:span></text:p>
      <text:p text:style-name="Standard"><text:span text:style-name="T2">Graph to represent the percentage of each color automobile were in an accident. <text:s/></text:span></text:p>
      <text:p text:style-name="Standard"><text:span text:style-name="T2">Graph to represent the percentage of each color automobile that were in NOT an accident. <text:s/></text:span></text:p>
      <text:p text:style-name="Standard"><text:span text:style-name="T2">Time series graph to show the number of automobile accidents for each day of the week. <text:s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a xlink:type="simple" xlink:href="https://docs.google.com/document/d/1BckzlWBeuM4ydfpu77aZg1UL0Y3mycwe_gHB4qAdrmY/edit?usp=sharing"><text:span text:style-name="T4">rubric</text:span></text:a></text:p>
      <text:p text:style-name="Standard"><text:span text:style-name="T2">Notes</text:span></text:p>
      <text:p text:style-name="Standard"><text:span text:style-name="T2">----think about machine learning; supervised(predictions for the accident column, unsupervised(grouping similar or like)</text:span></text:p>
      <text:p text:style-name="Standard"><text:span text:style-name="T2">----text wrangling</text:span></text:p>
      <text:p text:style-name="Standard"><text:span text:style-name="T2">----categorical features</text:span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none" style:letter-kerning="tru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tru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ormal" style:family="paragraph" style:default-outline-level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class="text">
      <style:paragraph-properties fo:margin-top="0.278in" fo:margin-bottom="0.0835in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class="text">
      <style:paragraph-properties fo:margin-top="0.25in" fo:margin-bottom="0.0835in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class="text">
      <style:paragraph-properties fo:margin-top="0.222in" fo:margin-bottom="0.0555in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class="text">
      <style:paragraph-properties fo:margin-top="0.1945in" fo:margin-bottom="0.0555in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class="text">
      <style:paragraph-properties fo:margin-top="0.1665in" fo:margin-bottom="0.0555in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class="text">
      <style:paragraph-properties fo:margin-top="0.1665in" fo:margin-bottom="0.0555in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class="chapter">
      <style:paragraph-properties fo:margin-top="0in" fo:margin-bottom="0.0417in" fo:line-height="100%" fo:text-align="center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class="chapter">
      <style:paragraph-properties fo:margin-top="0in" fo:margin-bottom="0.222in" fo:line-height="100%" fo:text-align="center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07T13:36:15</dc:date>
    <meta:generator>OpenOffice.org/3.4$Unix OpenOffice.org_project/340m1$Build-9590</meta:generator>
    <meta:editing-duration>P5DT3H29M5S</meta:editing-duration>
    <meta:editing-cycles>2</meta:editing-cycles>
    <meta:document-statistic meta:table-count="0" meta:image-count="0" meta:object-count="0" meta:page-count="2" meta:paragraph-count="37" meta:word-count="465" meta:character-count="2880"/>
  </office:meta>
</office:document-meta>
</file>